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520982B5B9811A6B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8.767cm" fo:min-width="13.216cm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0.29cm" fo:min-width="1.207cm"/>
    </style:style>
    <style:style style:name="gr5" style:family="graphic" style:parent-style-name="standard">
      <style:graphic-properties draw:fill-color="#ff6666" draw:textarea-horizontal-align="justify" draw:textarea-vertical-align="middle" draw:auto-grow-height="false" fo:min-height="0.29cm" fo:min-width="1.387cm"/>
    </style:style>
    <style:style style:name="gr6" style:family="graphic" style:parent-style-name="standard">
      <style:graphic-properties draw:fill-color="#ff6666" draw:textarea-horizontal-align="justify" draw:textarea-vertical-align="middle" draw:auto-grow-height="false" fo:min-height="0.422cm" fo:min-width="1.387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0.426cm" fo:min-width="1.207cm"/>
    </style:style>
    <style:style style:name="gr8" style:family="graphic" style:parent-style-name="standard">
      <style:graphic-properties draw:fill-color="#ff6666" draw:textarea-horizontal-align="justify" draw:textarea-vertical-align="middle" draw:auto-grow-height="false" fo:min-height="0.361cm" fo:min-width="1.01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Triang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66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03cm" svg:height="1.46cm" svg:x="2.509cm" svg:y="2.27cm">
          <draw:image xlink:href="Pictures/1000000000000258000003520982B5B9811A6B48.jpg" xlink:type="simple" xlink:show="embed" xlink:actuate="onLoad">
            <text:p/>
          </draw:image>
        </draw:frame>
        <draw:frame draw:style-name="gr1" draw:text-style-name="P1" xml:id="id4" draw:id="id4" draw:layer="layout" svg:width="1.03cm" svg:height="1.46cm" svg:x="2.509cm" svg:y="5.17cm">
          <draw:image xlink:href="Pictures/1000000000000258000003520982B5B9811A6B48.jpg" xlink:type="simple" xlink:show="embed" xlink:actuate="onLoad">
            <text:p/>
          </draw:image>
        </draw:frame>
        <draw:frame draw:style-name="gr1" draw:text-style-name="P1" xml:id="id7" draw:id="id7" draw:layer="layout" svg:width="1.03cm" svg:height="1.46cm" svg:x="2.509cm" svg:y="7.67cm">
          <draw:image xlink:href="Pictures/1000000000000258000003520982B5B9811A6B48.jpg" xlink:type="simple" xlink:show="embed" xlink:actuate="onLoad">
            <text:p/>
          </draw:image>
        </draw:frame>
        <draw:frame draw:style-name="gr1" draw:text-style-name="P1" xml:id="id11" draw:id="id11" draw:layer="layout" svg:width="1.03cm" svg:height="1.46cm" svg:x="18.603cm" svg:y="6.67cm">
          <draw:image xlink:href="Pictures/1000000000000258000003520982B5B9811A6B48.jpg" xlink:type="simple" xlink:show="embed" xlink:actuate="onLoad">
            <text:p/>
          </draw:image>
        </draw:frame>
        <draw:frame draw:style-name="gr1" draw:text-style-name="P1" xml:id="id9" draw:id="id9" draw:layer="layout" svg:width="1.03cm" svg:height="1.46cm" svg:x="18.603cm" svg:y="3.27cm">
          <draw:image xlink:href="Pictures/1000000000000258000003520982B5B9811A6B48.jpg" xlink:type="simple" xlink:show="embed" xlink:actuate="onLoad">
            <text:p/>
          </draw:image>
        </draw:frame>
        <draw:frame draw:style-name="gr2" draw:text-style-name="P2" draw:layer="layout" svg:width="2.555cm" svg:height="1.115cm" svg:x="1.747cm" svg:y="3.441cm">
          <draw:text-box>
            <text:p text:style-name="P1"><text:span text:style-name="T1">Anonymous</text:span></text:p>
            <text:p text:style-name="P1"><text:span text:style-name="T1">User</text:span></text:p>
          </draw:text-box>
        </draw:frame>
        <draw:frame draw:style-name="gr2" draw:text-style-name="P2" draw:layer="layout" svg:width="2.382cm" svg:height="1.115cm" svg:x="1.833cm" svg:y="6.442cm">
          <draw:text-box>
            <text:p text:style-name="P1"><text:span text:style-name="T1">Registered</text:span></text:p>
            <text:p text:style-name="P1"><text:span text:style-name="T1">User</text:span></text:p>
          </draw:text-box>
        </draw:frame>
        <draw:frame draw:style-name="gr2" draw:text-style-name="P2" draw:layer="layout" svg:width="1.387cm" svg:height="0.683cm" svg:x="2.331cm" svg:y="8.943cm">
          <draw:text-box>
            <text:p text:style-name="P1"><text:span text:style-name="T1">Critic</text:span></text:p>
          </draw:text-box>
        </draw:frame>
        <draw:frame draw:style-name="gr2" draw:text-style-name="P2" draw:layer="layout" svg:width="2.119cm" svg:height="0.683cm" svg:x="18.059cm" svg:y="8.239cm">
          <draw:text-box>
            <text:p text:style-name="P1"><text:span text:style-name="T1">Publisher</text:span></text:p>
          </draw:text-box>
        </draw:frame>
        <draw:frame draw:style-name="gr2" draw:text-style-name="P2" draw:layer="layout" svg:width="2.276cm" svg:height="0.683cm" svg:x="17.98cm" svg:y="4.64cm">
          <draw:text-box>
            <text:p text:style-name="P1"><text:span text:style-name="T1">Purchaser</text:span></text:p>
          </draw:text-box>
        </draw:frame>
        <draw:custom-shape draw:style-name="gr3" draw:text-style-name="P3" draw:layer="layout" svg:width="13.716cm" svg:height="9.017cm" svg:x="4.302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413cm" svg:height="0.762cm" svg:x="5.423cm" svg:y="2.886cm">
          <text:p text:style-name="P1"><text:span text:style-name="T2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413cm" svg:height="0.762cm" svg:x="5.318cm" svg:y="6.588cm">
          <text:p text:style-name="P1"><text:span text:style-name="T2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2.667cm" svg:height="0.762cm" svg:x="5.318cm" svg:y="7.989cm">
          <text:p text:style-name="P1"><text:span text:style-name="T2">Review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2.667cm" svg:height="0.95cm" svg:x="5.318cm" svg:y="4.302cm">
          <text:p text:style-name="P1"><text:span text:style-name="T2">Search for</text:span></text:p>
          <text:p text:style-name="P1"><text:span text:style-name="T2">boo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413cm" svg:height="0.762cm" svg:x="9.918cm" svg:y="4.989cm">
          <text:p text:style-name="P1"><text:span text:style-name="T2">Buy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3" draw:id="id13" draw:layer="layout" svg:width="2.413cm" svg:height="0.956cm" svg:x="9.918cm" svg:y="7.096cm">
          <text:p text:style-name="P1"><text:span text:style-name="T2">Add item</text:span></text:p>
          <text:p text:style-name="P1"><text:span text:style-name="T2">to c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2" draw:id="id12" draw:layer="layout" svg:width="2.413cm" svg:height="0.956cm" svg:x="13.718cm" svg:y="7.297cm">
          <text:p text:style-name="P1"><text:span text:style-name="T2">Add new</text:span></text:p>
          <text:p text:style-name="P1"><text:span text:style-name="T2">book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0" draw:id="id10" draw:layer="layout" svg:width="2.413cm" svg:height="0.956cm" svg:x="13.818cm" svg:y="2.897cm">
          <text:p text:style-name="P1"><text:span text:style-name="T2">Update</text:span></text:p>
          <text:p text:style-name="P1"><text:span text:style-name="T2">inven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" draw:id="id14" draw:layer="layout" svg:width="2.141cm" svg:height="0.863cm" svg:x="13.718cm" svg:y="5.191cm">
          <text:p text:style-name="P1"><text:span text:style-name="T2">Check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3.539cm" svg:y1="3cm" svg:x2="5.423cm" svg:y2="3.267cm" draw:start-shape="id1" draw:start-glue-point="1" draw:end-shape="id2" draw:end-glue-point="6" svg:d="M3539 3000l1884 267" svg:viewBox="0 0 1885 268">
          <text:p/>
        </draw:connector>
        <draw:connector draw:style-name="gr9" draw:text-style-name="P5" draw:layer="layout" draw:type="line" svg:x1="5.708cm" svg:y1="4.441cm" svg:x2="3.686cm" svg:y2="3.299cm" draw:start-shape="id3" draw:start-glue-point="5" svg:d="M5708 4441l-2022-1142" svg:viewBox="0 0 2023 1143">
          <text:p/>
        </draw:connector>
        <draw:connector draw:style-name="gr9" draw:text-style-name="P5" draw:layer="layout" draw:type="line" svg:x1="3.539cm" svg:y1="5.9cm" svg:x2="5.708cm" svg:y2="5.113cm" draw:start-shape="id4" draw:start-glue-point="1" draw:end-shape="id3" draw:end-glue-point="7" svg:d="M3539 5900l2169-787" svg:viewBox="0 0 2170 788">
          <text:p/>
        </draw:connector>
        <draw:connector draw:style-name="gr9" draw:text-style-name="P5" draw:layer="layout" draw:type="line" svg:x1="3.704cm" svg:y1="6.139cm" svg:x2="9.918cm" svg:y2="5.37cm" draw:end-shape="id5" draw:end-glue-point="6" svg:d="M3704 6139l6214-769" svg:viewBox="0 0 6215 770">
          <text:p/>
        </draw:connector>
        <draw:connector draw:style-name="gr9" draw:text-style-name="P5" draw:layer="layout" draw:type="line" svg:x1="3.739cm" svg:y1="6.315cm" svg:x2="5.318cm" svg:y2="6.969cm" draw:end-shape="id6" draw:end-glue-point="6" svg:d="M3739 6315l1579 654" svg:viewBox="0 0 1580 655">
          <text:p/>
        </draw:connector>
        <draw:connector draw:style-name="gr9" draw:text-style-name="P5" draw:layer="layout" draw:type="line" svg:x1="3.669cm" svg:y1="8.061cm" svg:x2="5.671cm" svg:y2="7.239cm" draw:end-shape="id6" draw:end-glue-point="7" svg:d="M3669 8061l2002-822" svg:viewBox="0 0 2003 823">
          <text:p/>
        </draw:connector>
        <draw:connector draw:style-name="gr9" draw:text-style-name="P5" draw:layer="layout" draw:type="line" svg:x1="3.539cm" svg:y1="8.4cm" svg:x2="5.318cm" svg:y2="8.37cm" draw:start-shape="id7" draw:start-glue-point="1" draw:end-shape="id8" draw:end-glue-point="6" svg:d="M3539 8400l1779-30" svg:viewBox="0 0 1780 31">
          <text:p/>
        </draw:connector>
        <draw:connector draw:style-name="gr9" draw:text-style-name="P5" draw:layer="layout" draw:type="line" svg:x1="18.603cm" svg:y1="4cm" svg:x2="16.231cm" svg:y2="3.375cm" draw:start-shape="id9" draw:start-glue-point="3" draw:end-shape="id10" draw:end-glue-point="10" svg:d="M18603 4000l-2372-625" svg:viewBox="0 0 2373 626">
          <text:p/>
        </draw:connector>
        <draw:connector draw:style-name="gr9" draw:text-style-name="P5" draw:layer="layout" draw:type="line" svg:x1="18.603cm" svg:y1="7.4cm" svg:x2="16.131cm" svg:y2="7.775cm" draw:start-shape="id11" draw:start-glue-point="3" draw:end-shape="id12" draw:end-glue-point="10" svg:d="M18603 7400l-2472 375" svg:viewBox="0 0 2473 376">
          <text:p/>
        </draw:connector>
        <draw:connector draw:style-name="gr10" draw:text-style-name="P5" draw:layer="layout" draw:type="line" svg:x1="11.125cm" svg:y1="5.751cm" svg:x2="11.125cm" svg:y2="7.096cm" draw:start-shape="id5" draw:start-glue-point="8" draw:end-shape="id13" draw:end-glue-point="4" svg:d="M11125 5751v1345" svg:viewBox="0 0 1 1346">
          <text:p/>
        </draw:connector>
        <draw:connector draw:style-name="gr10" draw:text-style-name="P5" draw:layer="layout" draw:type="line" svg:x1="12.331cm" svg:y1="5.37cm" svg:x2="13.718cm" svg:y2="5.623cm" draw:start-shape="id5" draw:start-glue-point="10" draw:end-shape="id14" draw:end-glue-point="6" svg:d="M12331 5370l1387 253" svg:viewBox="0 0 1388 254">
          <text:p/>
        </draw:connector>
        <draw:connector draw:style-name="gr10" draw:text-style-name="P5" draw:layer="layout" draw:type="line" svg:x1="11.978cm" svg:y1="5.1cm" svg:x2="13.818cm" svg:y2="3.375cm" draw:start-shape="id5" draw:start-glue-point="11" draw:end-shape="id10" svg:d="M11978 5100l1840-1725" svg:viewBox="0 0 1841 1726">
          <text:p/>
        </draw:connector>
        <draw:frame draw:style-name="gr2" draw:text-style-name="P6" draw:layer="layout" svg:width="1.535cm" svg:height="0.607cm" svg:x="11.668cm" svg:y="3.794cm">
          <draw:text-box>
            <text:p><text:span text:style-name="T3">«uses»</text:span></text:p>
          </draw:text-box>
        </draw:frame>
        <draw:frame draw:style-name="gr2" draw:text-style-name="P6" draw:layer="layout" svg:width="1.535cm" svg:height="0.607cm" svg:x="12.169cm" svg:y="5.395cm">
          <draw:text-box>
            <text:p><text:span text:style-name="T3">«uses»</text:span></text:p>
          </draw:text-box>
        </draw:frame>
        <draw:frame draw:style-name="gr2" draw:text-style-name="P6" draw:layer="layout" svg:width="1.535cm" svg:height="0.607cm" svg:x="10.969cm" svg:y="6.295cm">
          <draw:text-box>
            <text:p><text:span text:style-name="T3">«uses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4:32:51.654785587</meta:creation-date>
    <dc:date>2018-11-24T15:01:08.835516634</dc:date>
    <meta:editing-duration>PT7M23S</meta:editing-duration>
    <meta:editing-cycles>2</meta:editing-cycles>
    <meta:generator>LibreOffice/5.1.6.2$Linux_X86_64 LibreOffice_project/10m0$Build-2</meta:generator>
    <meta:document-statistic meta:object-count="35"/>
  </office:meta>
</office:document-meta>
</file>